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46cm"/>
    </style:style>
    <style:style style:name="co3" style:family="table-column">
      <style:table-column-properties fo:break-before="auto" style:column-width="4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Restriction == 1</text:p>
          </table:table-cell>
          <table:table-cell table:number-columns-repeated="8"/>
        </table:table-row>
        <table:table-row table:style-name="ro1">
          <table:table-cell office:value-type="string">
            <text:p>restriction</text:p>
          </table:table-cell>
          <table:table-cell office:value-type="string">
            <text:p>facing_up</text:p>
          </table:table-cell>
          <table:table-cell office:value-type="string">
            <text:p>facing_down</text:p>
          </table:table-cell>
          <table:table-cell office:value-type="string">
            <text:p>facing_left</text:p>
          </table:table-cell>
          <table:table-cell office:value-type="string">
            <text:p>facing_right</text:p>
          </table:table-cell>
          <table:table-cell office:value-type="string">
            <text:p>restrictor.x</text:p>
          </table:table-cell>
          <table:table-cell office:value-type="string">
            <text:p>restrictor.y</text:p>
          </table:table-cell>
          <table:table-cell office:value-type="string">
            <text:p>restricor.w</text:p>
          </table:table-cell>
          <table:table-cell office:value-type="string">
            <text:p>restrictor.h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el.x</text:p>
          </table:table-cell>
          <table:table-cell office:value-type="string">
            <text:p>sel.y</text:p>
          </table:table-cell>
          <table:table-cell office:value-type="string">
            <text:p>sel.w</text:p>
          </table:table-cell>
          <table:table-cell office:value-type="string">
            <text:p>rectangle.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.x</text:p>
          </table:table-cell>
          <table:table-cell office:value-type="string">
            <text:p>sel.y + sel.h – rectangle.h</text:p>
          </table:table-cell>
          <table:table-cell office:value-type="string">
            <text:p>sel.w</text:p>
          </table:table-cell>
          <table:table-cell office:value-type="string">
            <text:p>rectangle.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l.x + sel.w – rectangle.w</text:p>
          </table:table-cell>
          <table:table-cell office:value-type="string">
            <text:p>sel.y</text:p>
          </table:table-cell>
          <table:table-cell office:value-type="string">
            <text:p>rectangle.w</text:p>
          </table:table-cell>
          <table:table-cell office:value-type="string">
            <text:p>sel.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el.x</text:p>
          </table:table-cell>
          <table:table-cell office:value-type="string">
            <text:p>sel.y</text:p>
          </table:table-cell>
          <table:table-cell office:value-type="string">
            <text:p>rectangle.w</text:p>
          </table:table-cell>
          <table:table-cell office:value-type="string">
            <text:p>sel.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sel.x + (sel.w – rectangle.w) * facing_lef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sel.y + (sel.h – rectangle.h) * facing_dow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rectangle.w if facing_left or facing_right else sel.w</text:p>
          </table:table-cell>
          <table:table-cell/>
        </table:table-row>
        <table:table-row table:style-name="ro1">
          <table:table-cell table:number-columns-repeated="8"/>
          <table:table-cell office:value-type="string">
            <text:p>rectangle.h if facing_up or facing_down else sel.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Restriction == 0</text:p>
          </table:table-cell>
          <table:table-cell table:number-columns-repeated="8"/>
        </table:table-row>
        <table:table-row table:style-name="ro1">
          <table:table-cell office:value-type="string">
            <text:p>restriction</text:p>
          </table:table-cell>
          <table:table-cell office:value-type="string">
            <text:p>facing_up</text:p>
          </table:table-cell>
          <table:table-cell office:value-type="string">
            <text:p>facing_down</text:p>
          </table:table-cell>
          <table:table-cell office:value-type="string">
            <text:p>facing_left</text:p>
          </table:table-cell>
          <table:table-cell office:value-type="string">
            <text:p>facing_right</text:p>
          </table:table-cell>
          <table:table-cell office:value-type="string">
            <text:p>restrictor.x</text:p>
          </table:table-cell>
          <table:table-cell office:value-type="string">
            <text:p>restrictor.y</text:p>
          </table:table-cell>
          <table:table-cell office:value-type="string">
            <text:p>restricor.w</text:p>
          </table:table-cell>
          <table:table-cell office:value-type="string">
            <text:p>restrictor.h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el.x</text:p>
          </table:table-cell>
          <table:table-cell office:value-type="string">
            <text:p>sel.y</text:p>
          </table:table-cell>
          <table:table-cell office:value-type="string">
            <text:p>sel.w</text:p>
          </table:table-cell>
          <table:table-cell office:value-type="string">
            <text:p>rectangle.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sel.x</text:p>
          </table:table-cell>
          <table:table-cell office:value-type="string">
            <text:p>sel.y + sel.h – rectangle.h</text:p>
          </table:table-cell>
          <table:table-cell office:value-type="string">
            <text:p>sel.w</text:p>
          </table:table-cell>
          <table:table-cell office:value-type="string">
            <text:p>rectangle.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el.x + sel.w – rectangle.w</text:p>
          </table:table-cell>
          <table:table-cell office:value-type="string">
            <text:p>sel.y</text:p>
          </table:table-cell>
          <table:table-cell office:value-type="string">
            <text:p>rectangle.w</text:p>
          </table:table-cell>
          <table:table-cell office:value-type="string">
            <text:p>sel.h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sel.x</text:p>
          </table:table-cell>
          <table:table-cell office:value-type="string">
            <text:p>sel.y</text:p>
          </table:table-cell>
          <table:table-cell office:value-type="string">
            <text:p>rectangle.w</text:p>
          </table:table-cell>
          <table:table-cell office:value-type="string">
            <text:p>sel.h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5">25.04.2011</text:date>, <text:time>18:47:1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lte Engelhardt</meta:initial-creator>
    <meta:creation-date>2011-04-25T16:27:18</meta:creation-date>
    <dc:date>2011-04-25T18:47:15</dc:date>
    <dc:creator>Malte Engelhardt</dc:creator>
    <meta:editing-duration>PT01H13M45S</meta:editing-duration>
    <meta:editing-cycles>2</meta:editing-cycles>
    <meta:generator>OpenOffice.org/3.1$Linux OpenOffice.org_project/310m19$Build-9420</meta:generator>
    <meta:document-statistic meta:table-count="3" meta:cell-count="96" meta:object-count="0"/>
  </office:meta>
</office:document-meta>
</file>